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043e" officeooo:paragraph-rsid="000e043e"/>
    </style:style>
    <style:style style:name="P2" style:family="paragraph" style:parent-style-name="Standard">
      <style:text-properties officeooo:rsid="00107b7e" officeooo:paragraph-rsid="00107b7e"/>
    </style:style>
    <style:style style:name="P3" style:family="paragraph" style:parent-style-name="Standard">
      <style:text-properties officeooo:rsid="0011f128" officeooo:paragraph-rsid="0011f128"/>
    </style:style>
    <style:style style:name="P4" style:family="paragraph" style:parent-style-name="Standard">
      <style:text-properties fo:color="#2a6099" loext:opacity="100%" officeooo:rsid="00107b7e" officeooo:paragraph-rsid="00107b7e"/>
    </style:style>
    <style:style style:name="P5" style:family="paragraph" style:parent-style-name="Standard">
      <style:text-properties fo:color="#2a6099" loext:opacity="100%" officeooo:rsid="000ea12f" officeooo:paragraph-rsid="000ea12f"/>
    </style:style>
    <style:style style:name="P6" style:family="paragraph" style:parent-style-name="Standard">
      <style:text-properties fo:color="#2a6099" loext:opacity="100%" officeooo:rsid="0011f128" officeooo:paragraph-rsid="0011f128"/>
    </style:style>
    <style:style style:name="P7" style:family="paragraph" style:parent-style-name="Standard">
      <style:text-properties fo:color="#2a6099" loext:opacity="100%" officeooo:rsid="00137854" officeooo:paragraph-rsid="00137854"/>
    </style:style>
    <style:style style:name="P8" style:family="paragraph" style:parent-style-name="Standard">
      <style:text-properties officeooo:rsid="00153fa6" officeooo:paragraph-rsid="00153fa6"/>
    </style:style>
    <style:style style:name="P9" style:family="paragraph" style:parent-style-name="Standard" style:list-style-name="L1">
      <style:text-properties officeooo:rsid="00153fa6" officeooo:paragraph-rsid="00153fa6"/>
    </style:style>
    <style:style style:name="P10" style:family="paragraph" style:parent-style-name="Standard" style:list-style-name="L1">
      <style:text-properties officeooo:paragraph-rsid="0013f883"/>
    </style:style>
    <style:style style:name="P11" style:family="paragraph" style:parent-style-name="Standard" style:list-style-name="L1">
      <style:text-properties officeooo:rsid="001645f6" officeooo:paragraph-rsid="001645f6"/>
    </style:style>
    <style:style style:name="P12" style:family="paragraph" style:parent-style-name="Standard">
      <style:text-properties officeooo:rsid="0017b217" officeooo:paragraph-rsid="0017b217"/>
    </style:style>
    <style:style style:name="P13" style:family="paragraph" style:parent-style-name="Standard">
      <style:text-properties officeooo:rsid="001b5638" officeooo:paragraph-rsid="001b5638"/>
    </style:style>
    <style:style style:name="P14" style:family="paragraph" style:parent-style-name="Standard" style:list-style-name="L2">
      <style:text-properties officeooo:rsid="001b5638" officeooo:paragraph-rsid="001b5638"/>
    </style:style>
    <style:style style:name="P15" style:family="paragraph" style:parent-style-name="Standard">
      <style:text-properties officeooo:rsid="001bb133" officeooo:paragraph-rsid="001bb133"/>
    </style:style>
    <style:style style:name="T1" style:family="text">
      <style:text-properties officeooo:rsid="0013f883"/>
    </style:style>
    <style:style style:name="T2" style:family="text">
      <style:text-properties officeooo:rsid="001645f6"/>
    </style:style>
    <style:style style:name="T3" style:family="text">
      <style:text-properties officeooo:rsid="00198094"/>
    </style:style>
    <style:style style:name="T4" style:family="text">
      <style:text-properties officeooo:rsid="001bb13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ied &lt;server folder&gt;/ShooterGame/Saved/Config/WindowsServer contents to .../LinuxServer</text:p>
      <text:p text:style-name="P2"/>
      <text:p text:style-name="P4">All the files are the same except that it contains RunServer.cmd</text:p>
      <text:p text:style-name="P5">RunServer.cmd won’t be used, but it contains the contents for the .service files</text:p>
      <text:p text:style-name="P5"/>
      <text:p text:style-name="P6">All the other files except Game.ini and GameUserSettings.ini are blank</text:p>
      <text:p text:style-name="P6"/>
      <text:p text:style-name="P7">Game.ini does not need to be altered</text:p>
      <text:p text:style-name="P3"/>
      <text:p text:style-name="P8">Changes to GameUserSettings.ini:</text:p>
      <text:list xml:id="list410623570" text:style-name="L1">
        <text:list-item>
          <text:p text:style-name="P10"><text:span text:style-name="T2">p</text:span><text:span text:style-name="T1">asswords: </text:span><text:span text:style-name="T2">ARKGtothemoon thegamefuckedup</text:span></text:p>
        </text:list-item>
        <text:list-item>
          <text:p text:style-name="P9">RCON port, not that it really matters (but it might in the future)</text:p>
        </text:list-item>
        <text:list-item>
          <text:p text:style-name="P11">port and query port</text:p>
        </text:list-item>
        <text:list-item>
          <text:p text:style-name="P11">MultiHome IP: 192.168.0.37</text:p>
        </text:list-item>
      </text:list>
      <text:p text:style-name="P3"/>
      <text:p text:style-name="P13">Making a new server_XXX.service file:</text:p>
      <text:list xml:id="list1889265064" text:style-name="L2">
        <text:list-item>
          <text:p text:style-name="P14">ExecStart:</text:p>
          <text:list>
            <text:list-item>
              <text:p text:style-name="P14">change server folder in path to executable</text:p>
            </text:list-item>
            <text:list-item>
              <text:p text:style-name="P14">change map name before first “?”</text:p>
            </text:list-item>
            <text:list-item>
              <text:p text:style-name="P14">change Port</text:p>
            </text:list-item>
            <text:list-item>
              <text:p text:style-name="P14">change QueryPort</text:p>
            </text:list-item>
          </text:list>
        </text:list-item>
        <text:list-item>
          <text:p text:style-name="P14">WorkingDirectory: change server folder in path</text:p>
        </text:list-item>
      </text:list>
      <text:p text:style-name="P12"/>
      <text:p text:style-name="P15">make new update scripts</text:p>
      <text:p text:style-name="P12"/>
      <text:p text:style-name="P12"><text:span text:style-name="T4">a</text:span>dd port forwarding <text:span text:style-name="T3">for all of them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9:11:03.806132544</meta:creation-date>
    <meta:generator>LibreOffice/7.3.7.2$Linux_X86_64 LibreOffice_project/30$Build-2</meta:generator>
    <dc:date>2023-05-06T20:23:00.901271627</dc:date>
    <meta:editing-duration>PT1H1M42S</meta:editing-duration>
    <meta:editing-cycles>13</meta:editing-cycles>
    <meta:document-statistic meta:table-count="0" meta:image-count="0" meta:object-count="0" meta:page-count="1" meta:paragraph-count="19" meta:word-count="123" meta:character-count="784" meta:non-whitespace-character-count="690"/>
  </office:meta>
</office:document-meta>
</file>